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4ba" officeooo:paragraph-rsid="00041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iff first.c second.c</text:p>
      <text:p text:style-name="Standard">0a1</text:p>
      <text:p text:style-name="Standard">&gt; #include &lt;fcntl.h&gt;</text:p>
      <text:p text:style-name="Standard">3a5</text:p>
      <text:p text:style-name="Standard">&gt; #include &lt;unistd.h&gt;</text:p>
      <text:p text:style-name="Standard">12c14</text:p>
      <text:p text:style-name="Standard">&lt; <text:s text:c="4"/>FILE* fpIn = fopen("/dev/urandom", "rb");</text:p>
      <text:p text:style-name="Standard">---</text:p>
      <text:p text:style-name="Standard">&gt; <text:s text:c="4"/>int fdIn = open("/dev/urandom", O_RDONLY);</text:p>
      <text:p text:style-name="Standard">15c17</text:p>
      <text:p text:style-name="Standard">&lt; <text:s text:c="8"/>fread(vals + i, sizeof(int), 1, fpIn);</text:p>
      <text:p text:style-name="Standard">---</text:p>
      <text:p text:style-name="Standard">&gt; <text:s text:c="8"/>read(fdIn, vals + i, sizeof(int));</text:p>
      <text:p text:style-name="Standard">17c19</text:p>
      <text:p text:style-name="Standard">&lt; <text:s text:c="4"/>fclose(fpIn);</text:p>
      <text:p text:style-name="Standard">---</text:p>
      <text:p text:style-name="Standard">&gt; <text:s text:c="4"/>close(fdIn);</text:p>
      <text:p text:style-name="Standard">19c21</text:p>
      <text:p text:style-name="Standard">&lt; <text:s text:c="4"/>FILE* fpOut = fopen("out.first", "w");</text:p>
      <text:p text:style-name="Standard">---</text:p>
      <text:p text:style-name="Standard">&gt; <text:s text:c="4"/>int fdOut = open("out.second", O_CREAT | O_WRONLY, S_IRUSR | S_IWUSR);</text:p>
      <text:p text:style-name="Standard">23c25</text:p>
      <text:p text:style-name="Standard">&lt; <text:s text:c="8"/>fwrite(vals + i, sizeof(int), 1, fpOut);</text:p>
      <text:p text:style-name="Standard">---</text:p>
      <text:p text:style-name="Standard">&gt; <text:s text:c="8"/>write(fdOut, vals + i, sizeof(int));</text:p>
      <text:p text:style-name="Standard">25c27</text:p>
      <text:p text:style-name="Standard">&lt; <text:s text:c="4"/>fclose(fpOut);</text:p>
      <text:p text:style-name="Standard">---</text:p>
      <text:p text:style-name="Standard">&gt; <text:s text:c="4"/>close(fdOut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6:25:09.076836778</meta:creation-date>
    <dc:date>2021-03-12T16:26:13.136751453</dc:date>
    <meta:editing-duration>PT1M7S</meta:editing-duration>
    <meta:editing-cycles>1</meta:editing-cycles>
    <meta:document-statistic meta:table-count="0" meta:image-count="0" meta:object-count="0" meta:page-count="1" meta:paragraph-count="29" meta:word-count="87" meta:character-count="597" meta:non-whitespace-character-count="475"/>
    <meta:generator>LibreOffice/6.4.6.2$Linux_X86_64 LibreOffice_project/40$Build-2</meta:generator>
  </office:meta>
</office:document-meta>
</file>